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variant="normal" fo:text-transform="none" fo:color="#222222" style:font-name="arial" fo:font-size="6.80000019073486pt" fo:letter-spacing="normal" fo:font-style="normal" fo:font-weight="normal" officeooo:rsid="00178c8d" officeooo:paragraph-rsid="00178c8d"/>
    </style:style>
    <style:style style:name="P2" style:family="paragraph" style:parent-style-name="Text_20_body">
      <style:text-properties officeooo:rsid="00178c8d" officeooo:paragraph-rsid="00238573"/>
    </style:style>
    <style:style style:name="P3" style:family="paragraph" style:parent-style-name="Text_20_body">
      <style:text-properties fo:font-variant="normal" fo:text-transform="none" fo:color="#222222" style:font-name="arial" fo:font-size="6.80000019073486pt" fo:letter-spacing="normal" fo:font-style="normal" fo:font-weight="normal" officeooo:rsid="00178c8d" officeooo:paragraph-rsid="00238573"/>
    </style:style>
    <style:style style:name="P4" style:family="paragraph" style:parent-style-name="Text_20_body">
      <style:text-properties officeooo:paragraph-rsid="00239eb0"/>
    </style:style>
    <style:style style:name="T1" style:family="text">
      <style:text-properties fo:font-variant="normal" fo:text-transform="none" fo:color="#222222" style:font-name="arial" fo:font-size="6.80000019073486pt" fo:letter-spacing="normal" fo:font-style="normal" fo:font-weight="normal"/>
    </style:style>
    <style:style style:name="T2" style:family="text">
      <style:text-properties fo:font-variant="normal" fo:text-transform="none" fo:color="#222222" style:font-name="arial" fo:font-size="6.80000019073486pt" fo:letter-spacing="normal" fo:font-style="normal" fo:font-weight="normal" officeooo:rsid="001cfbec"/>
    </style:style>
    <style:style style:name="T3" style:family="text">
      <style:text-properties fo:font-variant="normal" fo:text-transform="none" fo:color="#222222" style:font-name="arial" fo:font-size="6.80000019073486pt" fo:letter-spacing="normal" fo:font-style="normal" fo:font-weight="normal" officeooo:rsid="001d6242"/>
    </style:style>
    <style:style style:name="T4" style:family="text">
      <style:text-properties fo:font-variant="normal" fo:text-transform="none" fo:color="#222222" style:font-name="arial" fo:font-size="6.80000019073486pt" fo:letter-spacing="normal" fo:font-style="normal" fo:font-weight="normal" officeooo:rsid="001eed52"/>
    </style:style>
    <style:style style:name="T5" style:family="text">
      <style:text-properties fo:font-variant="normal" fo:text-transform="none" fo:color="#222222" style:font-name="arial" fo:font-size="6.80000019073486pt" fo:letter-spacing="normal" fo:font-style="normal" fo:font-weight="normal" officeooo:rsid="0020f0cf"/>
    </style:style>
    <style:style style:name="T6" style:family="text">
      <style:text-properties fo:font-variant="normal" fo:text-transform="none" fo:color="#222222" style:font-name="arial" fo:font-size="6.80000019073486pt" fo:letter-spacing="normal" fo:font-style="normal" fo:font-weight="normal" officeooo:rsid="00178c8d"/>
    </style:style>
    <style:style style:name="T7" style:family="text">
      <style:text-properties fo:font-variant="normal" fo:text-transform="none" fo:color="#222222" style:font-name="arial" fo:font-size="6.80000019073486pt" fo:letter-spacing="normal" fo:font-style="normal" fo:font-weight="normal" officeooo:rsid="00223b42"/>
    </style:style>
    <style:style style:name="T8" style:family="text">
      <style:text-properties fo:font-variant="normal" fo:text-transform="none" fo:color="#222222" style:font-name="arial" fo:font-size="6.80000019073486pt" fo:letter-spacing="normal" fo:font-style="normal" fo:font-weight="normal" officeooo:rsid="00238573"/>
    </style:style>
    <style:style style:name="T9" style:family="text">
      <style:text-properties fo:font-variant="normal" fo:text-transform="none" fo:color="#222222" style:font-name="arial" fo:font-size="6.80000019073486pt" fo:letter-spacing="normal" fo:font-style="normal" fo:font-weight="normal" officeooo:rsid="00239eb0"/>
    </style:style>
    <style:style style:name="T10" style:family="text">
      <style:text-properties officeooo:rsid="0020e274"/>
    </style:style>
    <style:style style:name="T11" style:family="text">
      <style:text-properties officeooo:rsid="002385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To Whom It May Concern</text:span>,</text:p>
      <text:p text:style-name="P4"><text:span text:style-name="T6"><text:s text:c="3"/>My name is Byron Wall, and I am interested in </text:span><text:span text:style-name="T5">the ORI-RAD Developer 1 – Front-End Designer position currently listed on the Duke Human Resources site</text:span><text:span text:style-name="T6">.  I am a developer who is well versed in non-frameworked and frameworked JavaScript.  I use </text:span><text:span text:style-name="T5">multiple </text:span><text:span text:style-name="T9">front end</text:span><text:span text:style-name="T5"> frameworks </text:span><text:span text:style-name="T6">regularly,</text:span><text:span text:style-name="T5"> develop for mobile in <text:s/>Angular and React</text:span><text:span text:style-name="T6"> </text:span><text:span text:style-name="T9">and Meteor, and </text:span><text:span text:style-name="T6">am very excited about the data visualization capabilities that libraries such as D3.js offer.  On the back end I have experience in using JavaScript and the MEAN stack, </text:span><text:span text:style-name="T5">and integrating JavaScript into PHP/Drupal and Ruby on Rails applications</text:span><text:span text:style-name="T6">. </text:span></text:p>
      <text:p text:style-name="P1"/>
      <text:p text:style-name="P3"><text:s text:c="3"/>I believe very strongly in developing full-stack software that displays large amounts of data in a way that is immediately intuitive, and I consistently strive to create user interfaces that meet every use case.  There is so much power in the amount of data we are able to collect, and to be able to display that data in meaningful - and indeed beautiful- ways both excites and inspires me. </text:p>
      <text:p text:style-name="P3"/>
      <text:p text:style-name="P2"><text:span text:style-name="T8">I spoke extensively with Lori Evans about this position, and based upon that discussion I believe that my skillset is well suited to working with researchers to create User Interfaces for custom software for Duke’s research community. <text:s/></text:span><text:span text:style-name="T1">I place a very high value on solving problems and learning as much as possible to arrive at the best solutions, and believe that </text:span><text:span text:style-name="T4">Du</text:span><text:span text:style-name="T7">ke</text:span><text:span text:style-name="T1"> </text:span><text:span text:style-name="T2">can offer</text:span><text:span text:style-name="T1"> a great environment in which to do so.  Therefore, I believe that I would be a good fit for </text:span><text:span text:style-name="T4">a d</text:span><text:span text:style-name="T3">eveloper</text:span><text:span text:style-name="T1"> role </text:span><text:span text:style-name="T4">with Du</text:span><text:span text:style-name="T7">k</text:span><text:span text:style-name="T4">e</text:span><text:span text:style-name="T1">.   Please take a look at my portfolio and resume at:</text:span></text:p>
      <text:p text:style-name="P1"/>
      <text:p text:style-name="P1">http://byrondevonwall.github.</text:p>
      <text:p text:style-name="P1"/>
      <text:p text:style-name="P1">Thank you for your consideration, and I hope to hear from you soon.</text:p>
      <text:p text:style-name="P1"/>
      <text:p text:style-name="P1">-Byron W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4:42:48.523235000</meta:creation-date>
    <dc:date>2016-07-29T18:40:51.808223000</dc:date>
    <meta:editing-duration>P12DT21H8M32S</meta:editing-duration>
    <meta:editing-cycles>13</meta:editing-cycles>
    <meta:generator>LibreOffice/5.1.1.3$MacOSX_X86_64 LibreOffice_project/89f508ef3ecebd2cfb8e1def0f0ba9a803b88a6d</meta:generator>
    <meta:document-statistic meta:table-count="0" meta:image-count="0" meta:object-count="0" meta:page-count="1" meta:paragraph-count="7" meta:word-count="281" meta:character-count="1662" meta:non-whitespace-character-count="1370"/>
  </office:meta>
</office:document-meta>
</file>